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b78d" officeooo:paragraph-rsid="001bb78d"/>
    </style:style>
    <style:style style:name="P2" style:family="paragraph" style:parent-style-name="Standard">
      <style:text-properties style:text-underline-style="none" officeooo:rsid="001bb78d" officeooo:paragraph-rsid="001bb78d"/>
    </style:style>
    <style:style style:name="P3" style:family="paragraph" style:parent-style-name="Standard">
      <style:text-properties style:text-underline-style="none" fo:font-weight="bold" officeooo:rsid="001bb78d" officeooo:paragraph-rsid="001bb78d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1bb78d" officeooo:paragraph-rsid="001d9663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1d9663" officeooo:paragraph-rsid="001d9663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1d9663" officeooo:paragraph-rsid="001ddde7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1d9663" officeooo:paragraph-rsid="001fa5cc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1d9663" officeooo:paragraph-rsid="002248a9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1d9663" officeooo:paragraph-rsid="0026329f" style:font-weight-asian="bold" style:font-weight-complex="bold"/>
    </style:style>
    <style:style style:name="P10" style:family="paragraph" style:parent-style-name="Standard">
      <style:text-properties style:text-underline-style="none" fo:font-weight="bold" officeooo:rsid="001ddde7" officeooo:paragraph-rsid="001ddde7" style:font-weight-asian="bold" style:font-weight-complex="bold"/>
    </style:style>
    <style:style style:name="P11" style:family="paragraph" style:parent-style-name="Standard">
      <style:text-properties style:text-underline-style="none" fo:font-weight="bold" officeooo:rsid="0026329f" officeooo:paragraph-rsid="002770b8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26329f" officeooo:paragraph-rsid="0028813a" style:font-weight-asian="bold" style:font-weight-complex="bold"/>
    </style:style>
    <style:style style:name="P13" style:family="paragraph" style:parent-style-name="Standard">
      <style:text-properties style:text-underline-style="none" fo:font-weight="normal" officeooo:rsid="001fa5cc" officeooo:paragraph-rsid="001fa5cc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fa5cc" officeooo:paragraph-rsid="002067bf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fa5cc" officeooo:paragraph-rsid="00253507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067bf" officeooo:paragraph-rsid="002067bf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2067bf" officeooo:paragraph-rsid="00253507" style:font-weight-asian="normal" style:font-weight-complex="normal"/>
    </style:style>
    <style:style style:name="P18" style:family="paragraph" style:parent-style-name="Standard">
      <style:text-properties style:text-underline-style="solid" style:text-underline-width="auto" style:text-underline-color="font-color" officeooo:rsid="001bb78d" officeooo:paragraph-rsid="001bb78d"/>
    </style:style>
    <style:style style:name="P19" style:family="paragraph" style:parent-style-name="Standard">
      <style:text-properties fo:font-style="italic" style:text-underline-style="none" fo:font-weight="bold" officeooo:rsid="001bb78d" officeooo:paragraph-rsid="001bb78d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style="italic" style:text-underline-style="none" fo:font-weight="bold" officeooo:rsid="001bb78d" officeooo:paragraph-rsid="001d9663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tyle="italic" style:text-underline-style="none" fo:font-weight="bold" officeooo:rsid="001bb78d" officeooo:paragraph-rsid="001ddde7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font-style="italic" style:text-underline-style="none" fo:font-weight="bold" officeooo:rsid="001bb78d" officeooo:paragraph-rsid="001fa5cc" style:font-style-asian="italic" style:font-weight-asian="bold" style:font-style-complex="italic" style:font-weight-complex="bold"/>
    </style:style>
    <style:style style:name="P23" style:family="paragraph" style:parent-style-name="Standard">
      <style:text-properties fo:font-style="italic" style:text-underline-style="none" fo:font-weight="bold" officeooo:rsid="001bb78d" officeooo:paragraph-rsid="002248a9" style:font-style-asian="italic" style:font-weight-asian="bold" style:font-style-complex="italic" style:font-weight-complex="bold"/>
    </style:style>
    <style:style style:name="P24" style:family="paragraph" style:parent-style-name="Standard">
      <style:text-properties fo:font-style="italic" style:text-underline-style="none" fo:font-weight="bold" officeooo:rsid="001bb78d" officeooo:paragraph-rsid="0026329f" style:font-style-asian="italic" style:font-weight-asian="bold" style:font-style-complex="italic" style:font-weight-complex="bold"/>
    </style:style>
    <style:style style:name="P25" style:family="paragraph" style:parent-style-name="Standard">
      <style:text-properties fo:font-style="italic" style:text-underline-style="none" fo:font-weight="bold" officeooo:rsid="001bb78d" officeooo:paragraph-rsid="002770b8" style:font-style-asian="italic" style:font-weight-asian="bold" style:font-style-complex="italic" style:font-weight-complex="bold"/>
    </style:style>
    <style:style style:name="P26" style:family="paragraph" style:parent-style-name="Standard">
      <style:text-properties fo:font-style="italic" style:text-underline-style="none" fo:font-weight="bold" officeooo:rsid="001bb78d" officeooo:paragraph-rsid="0028813a" style:font-style-asian="italic" style:font-weight-asian="bold" style:font-style-complex="italic" style:font-weight-complex="bold"/>
    </style:style>
    <style:style style:name="P27" style:family="paragraph" style:parent-style-name="Standard">
      <style:text-properties fo:font-style="italic" style:text-underline-style="none" fo:font-weight="normal" officeooo:rsid="001fa5cc" officeooo:paragraph-rsid="001fa5cc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fo:font-style="italic" style:text-underline-style="none" fo:font-weight="normal" officeooo:rsid="001fa5cc" officeooo:paragraph-rsid="002067bf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fo:font-style="italic" style:text-underline-style="none" fo:font-weight="normal" officeooo:rsid="001fa5cc" officeooo:paragraph-rsid="002248a9" style:font-style-asian="italic" style:font-weight-asian="normal" style:font-style-complex="italic" style:font-weight-complex="normal"/>
    </style:style>
    <style:style style:name="P30" style:family="paragraph" style:parent-style-name="Standard">
      <style:text-properties fo:font-style="italic" style:text-underline-style="none" fo:font-weight="normal" officeooo:rsid="001fa5cc" officeooo:paragraph-rsid="0026329f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fo:font-style="italic" style:text-underline-style="none" fo:font-weight="normal" officeooo:rsid="001fa5cc" officeooo:paragraph-rsid="002770b8" style:font-style-asian="italic" style:font-weight-asian="normal" style:font-style-complex="italic" style:font-weight-complex="normal"/>
    </style:style>
    <style:style style:name="P32" style:family="paragraph" style:parent-style-name="Standard">
      <style:text-properties fo:font-style="italic" style:text-underline-style="none" fo:font-weight="normal" officeooo:rsid="001fa5cc" officeooo:paragraph-rsid="0028813a" style:font-style-asian="italic" style:font-weight-asian="normal" style:font-style-complex="italic" style:font-weight-complex="normal"/>
    </style:style>
    <style:style style:name="P33" style:family="paragraph" style:parent-style-name="Standard">
      <style:text-properties fo:font-style="italic" style:text-underline-style="none" fo:font-weight="normal" officeooo:rsid="0028813a" officeooo:paragraph-rsid="0028813a" style:font-style-asian="italic" style:font-weight-asian="normal" style:font-style-complex="italic" style:font-weight-complex="normal"/>
    </style:style>
    <style:style style:name="P34" style:family="paragraph" style:parent-style-name="Standard">
      <style:text-properties fo:font-style="normal" style:text-underline-style="none" fo:font-weight="bold" officeooo:rsid="001d9663" officeooo:paragraph-rsid="001d9663" style:font-style-asian="normal" style:font-weight-asian="bold" style:font-style-complex="normal" style:font-weight-complex="bold"/>
    </style:style>
    <style:style style:name="P35" style:family="paragraph" style:parent-style-name="Standard">
      <style:text-properties fo:font-style="normal" style:text-underline-style="none" fo:font-weight="bold" officeooo:rsid="001d9663" officeooo:paragraph-rsid="0026329f" style:font-style-asian="normal" style:font-weight-asian="bold" style:font-style-complex="normal" style:font-weight-complex="bold"/>
    </style:style>
    <style:style style:name="P36" style:family="paragraph" style:parent-style-name="Standard">
      <style:text-properties fo:font-style="normal" style:text-underline-style="none" fo:font-weight="bold" officeooo:rsid="001d9663" officeooo:paragraph-rsid="002770b8" style:font-style-asian="normal" style:font-weight-asian="bold" style:font-style-complex="normal" style:font-weight-complex="bold"/>
    </style:style>
    <style:style style:name="P37" style:family="paragraph" style:parent-style-name="Standard">
      <style:text-properties fo:font-style="normal" style:text-underline-style="none" fo:font-weight="bold" officeooo:rsid="001d9663" officeooo:paragraph-rsid="0028813a" style:font-style-asian="normal" style:font-weight-asian="bold" style:font-style-complex="normal" style:font-weight-complex="bold"/>
    </style:style>
    <style:style style:name="P38" style:family="paragraph" style:parent-style-name="Standard">
      <style:text-properties fo:font-style="normal" style:text-underline-style="none" fo:font-weight="bold" officeooo:rsid="001bb78d" officeooo:paragraph-rsid="001d9663" style:font-style-asian="normal" style:font-weight-asian="bold" style:font-style-complex="normal" style:font-weight-complex="bold"/>
    </style:style>
    <style:style style:name="P39" style:family="paragraph" style:parent-style-name="Standard">
      <style:text-properties fo:font-style="normal" style:text-underline-style="none" fo:font-weight="bold" officeooo:rsid="001bb78d" officeooo:paragraph-rsid="002248a9" style:font-style-asian="normal" style:font-weight-asian="bold" style:font-style-complex="normal" style:font-weight-complex="bold"/>
    </style:style>
    <style:style style:name="P40" style:family="paragraph" style:parent-style-name="Standard">
      <style:text-properties fo:font-style="normal" style:text-underline-style="none" fo:font-weight="bold" officeooo:rsid="001bb78d" officeooo:paragraph-rsid="002067bf" style:font-style-asian="normal" style:font-weight-asian="bold" style:font-style-complex="normal" style:font-weight-complex="bold"/>
    </style:style>
    <style:style style:name="P41" style:family="paragraph" style:parent-style-name="Standard">
      <style:text-properties fo:font-style="normal" style:text-underline-style="none" fo:font-weight="bold" officeooo:rsid="001bb78d" officeooo:paragraph-rsid="002770b8" style:font-style-asian="normal" style:font-weight-asian="bold" style:font-style-complex="normal" style:font-weight-complex="bold"/>
    </style:style>
    <style:style style:name="P42" style:family="paragraph" style:parent-style-name="Standard">
      <style:text-properties fo:font-style="normal" style:text-underline-style="none" fo:font-weight="bold" officeooo:rsid="001bb78d" officeooo:paragraph-rsid="0028813a" style:font-style-asian="normal" style:font-weight-asian="bold" style:font-style-complex="normal" style:font-weight-complex="bold"/>
    </style:style>
    <style:style style:name="P43" style:family="paragraph" style:parent-style-name="Standard">
      <style:text-properties fo:font-style="normal" style:text-underline-style="none" fo:font-weight="bold" officeooo:rsid="001ddde7" officeooo:paragraph-rsid="001ddde7" style:font-style-asian="normal" style:font-weight-asian="bold" style:font-style-complex="normal" style:font-weight-complex="bold"/>
    </style:style>
    <style:style style:name="P44" style:family="paragraph" style:parent-style-name="Standard">
      <style:text-properties fo:font-style="normal" style:text-underline-style="none" fo:font-weight="bold" officeooo:rsid="001ddde7" officeooo:paragraph-rsid="001fa5cc" style:font-style-asian="normal" style:font-weight-asian="bold" style:font-style-complex="normal" style:font-weight-complex="bold"/>
    </style:style>
    <style:style style:name="P45" style:family="paragraph" style:parent-style-name="Standard">
      <style:text-properties fo:font-style="normal" style:text-underline-style="none" fo:font-weight="bold" officeooo:rsid="001ddde7" officeooo:paragraph-rsid="002248a9" style:font-style-asian="normal" style:font-weight-asian="bold" style:font-style-complex="normal" style:font-weight-complex="bold"/>
    </style:style>
    <style:style style:name="P46" style:family="paragraph" style:parent-style-name="Standard">
      <style:text-properties fo:font-style="normal" style:text-underline-style="none" fo:font-weight="bold" officeooo:rsid="001ddde7" officeooo:paragraph-rsid="00253507" style:font-style-asian="normal" style:font-weight-asian="bold" style:font-style-complex="normal" style:font-weight-complex="bold"/>
    </style:style>
    <style:style style:name="P47" style:family="paragraph" style:parent-style-name="Standard">
      <style:text-properties fo:font-style="normal" style:text-underline-style="none" fo:font-weight="bold" officeooo:rsid="001ddde7" officeooo:paragraph-rsid="0026329f" style:font-style-asian="normal" style:font-weight-asian="bold" style:font-style-complex="normal" style:font-weight-complex="bold"/>
    </style:style>
    <style:style style:name="P48" style:family="paragraph" style:parent-style-name="Standard">
      <style:text-properties fo:font-style="normal" style:text-underline-style="none" fo:font-weight="bold" officeooo:rsid="001e739f" officeooo:paragraph-rsid="001fa5cc" style:font-style-asian="normal" style:font-weight-asian="bold" style:font-style-complex="normal" style:font-weight-complex="bold"/>
    </style:style>
    <style:style style:name="P49" style:family="paragraph" style:parent-style-name="Standard">
      <style:text-properties fo:font-style="normal" style:text-underline-style="none" fo:font-weight="bold" officeooo:rsid="001e739f" officeooo:paragraph-rsid="002067bf" style:font-style-asian="normal" style:font-weight-asian="bold" style:font-style-complex="normal" style:font-weight-complex="bold"/>
    </style:style>
    <style:style style:name="P50" style:family="paragraph" style:parent-style-name="Standard">
      <style:text-properties fo:font-style="normal" style:text-underline-style="none" fo:font-weight="bold" officeooo:rsid="001e739f" officeooo:paragraph-rsid="00253507" style:font-style-asian="normal" style:font-weight-asian="bold" style:font-style-complex="normal" style:font-weight-complex="bold"/>
    </style:style>
    <style:style style:name="P51" style:family="paragraph" style:parent-style-name="Standard">
      <style:text-properties fo:font-style="normal" style:text-underline-style="none" fo:font-weight="bold" officeooo:rsid="001e739f" officeooo:paragraph-rsid="0026329f" style:font-style-asian="normal" style:font-weight-asian="bold" style:font-style-complex="normal" style:font-weight-complex="bold"/>
    </style:style>
    <style:style style:name="P52" style:family="paragraph" style:parent-style-name="Standard">
      <style:text-properties fo:font-style="normal" style:text-underline-style="none" fo:font-weight="bold" officeooo:rsid="001fa5cc" officeooo:paragraph-rsid="001fa5cc" style:font-style-asian="normal" style:font-weight-asian="bold" style:font-style-complex="normal" style:font-weight-complex="bold"/>
    </style:style>
    <style:style style:name="P53" style:family="paragraph" style:parent-style-name="Standard">
      <style:text-properties fo:font-style="normal" style:text-underline-style="none" fo:font-weight="bold" officeooo:rsid="001fa5cc" officeooo:paragraph-rsid="002067bf" style:font-style-asian="normal" style:font-weight-asian="bold" style:font-style-complex="normal" style:font-weight-complex="bold"/>
    </style:style>
    <style:style style:name="P54" style:family="paragraph" style:parent-style-name="Standard">
      <style:text-properties fo:font-style="normal" style:text-underline-style="none" fo:font-weight="bold" officeooo:rsid="001fa5cc" officeooo:paragraph-rsid="00253507" style:font-style-asian="normal" style:font-weight-asian="bold" style:font-style-complex="normal" style:font-weight-complex="bold"/>
    </style:style>
    <style:style style:name="P55" style:family="paragraph" style:parent-style-name="Standard">
      <style:text-properties fo:font-style="normal" style:text-underline-style="none" fo:font-weight="bold" officeooo:rsid="002067bf" officeooo:paragraph-rsid="002067bf" style:font-style-asian="normal" style:font-weight-asian="bold" style:font-style-complex="normal" style:font-weight-complex="bold"/>
    </style:style>
    <style:style style:name="P56" style:family="paragraph" style:parent-style-name="Standard">
      <style:text-properties fo:font-style="normal" style:text-underline-style="none" fo:font-weight="bold" officeooo:rsid="002067bf" officeooo:paragraph-rsid="00253507" style:font-style-asian="normal" style:font-weight-asian="bold" style:font-style-complex="normal" style:font-weight-complex="bold"/>
    </style:style>
    <style:style style:name="P57" style:family="paragraph" style:parent-style-name="Standard">
      <style:text-properties fo:font-style="normal" style:text-underline-style="none" fo:font-weight="bold" officeooo:rsid="00253507" officeooo:paragraph-rsid="00253507" style:font-style-asian="normal" style:font-weight-asian="bold" style:font-style-complex="normal" style:font-weight-complex="bold"/>
    </style:style>
    <style:style style:name="P58" style:family="paragraph" style:parent-style-name="Standard">
      <style:text-properties fo:font-style="normal" style:text-underline-style="none" fo:font-weight="bold" officeooo:rsid="0026329f" officeooo:paragraph-rsid="0026329f" style:font-style-asian="normal" style:font-weight-asian="bold" style:font-style-complex="normal" style:font-weight-complex="bold"/>
    </style:style>
    <style:style style:name="P59" style:family="paragraph" style:parent-style-name="Standard">
      <style:text-properties fo:font-style="normal" style:text-underline-style="none" fo:font-weight="bold" officeooo:rsid="002770b8" officeooo:paragraph-rsid="002770b8" style:font-style-asian="normal" style:font-weight-asian="bold" style:font-style-complex="normal" style:font-weight-complex="bold"/>
    </style:style>
    <style:style style:name="P60" style:family="paragraph" style:parent-style-name="Standard">
      <style:text-properties fo:font-style="normal" style:text-underline-style="none" fo:font-weight="bold" officeooo:rsid="002770b8" officeooo:paragraph-rsid="0026329f" style:font-style-asian="normal" style:font-weight-asian="bold" style:font-style-complex="normal" style:font-weight-complex="bold"/>
    </style:style>
    <style:style style:name="P61" style:family="paragraph" style:parent-style-name="Standard">
      <style:text-properties fo:font-style="normal" style:text-underline-style="none" fo:font-weight="bold" officeooo:rsid="002770b8" officeooo:paragraph-rsid="0028813a" style:font-style-asian="normal" style:font-weight-asian="bold" style:font-style-complex="normal" style:font-weight-complex="bold"/>
    </style:style>
    <style:style style:name="P62" style:family="paragraph" style:parent-style-name="Standard">
      <style:text-properties fo:font-style="normal" style:text-underline-style="none" fo:font-weight="bold" officeooo:rsid="0028813a" officeooo:paragraph-rsid="0028813a" style:font-style-asian="normal" style:font-weight-asian="bold" style:font-style-complex="normal" style:font-weight-complex="bold"/>
    </style:style>
    <style:style style:name="P63" style:family="paragraph" style:parent-style-name="Standard">
      <style:text-properties fo:font-style="normal" style:text-underline-style="none" fo:font-weight="normal" officeooo:rsid="001fa5cc" officeooo:paragraph-rsid="001fa5cc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font-style="normal" style:text-underline-style="none" fo:font-weight="normal" officeooo:rsid="001fa5cc" officeooo:paragraph-rsid="002067bf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font-style="normal" style:text-underline-style="none" fo:font-weight="normal" officeooo:rsid="001fa5cc" officeooo:paragraph-rsid="00253507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font-style="normal" style:text-underline-style="none" fo:font-weight="normal" officeooo:rsid="002067bf" officeooo:paragraph-rsid="002067bf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fo:font-style="normal" style:text-underline-style="none" fo:font-weight="normal" officeooo:rsid="002067bf" officeooo:paragraph-rsid="00253507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fo:font-style="normal" style:text-underline-style="none" fo:font-weight="normal" officeooo:rsid="002248a9" officeooo:paragraph-rsid="002248a9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fo:font-style="normal" style:text-underline-style="none" fo:font-weight="normal" officeooo:rsid="00253507" officeooo:paragraph-rsid="00253507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fo:font-style="normal" style:text-underline-style="none" fo:font-weight="normal" officeooo:rsid="0026329f" officeooo:paragraph-rsid="0026329f" style:font-style-asian="normal" style:font-weight-asian="normal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bb78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d9663" style:font-weight-asian="normal" style:font-weight-complex="normal"/>
    </style:style>
    <style:style style:name="T5" style:family="text">
      <style:text-properties fo:font-weight="normal" officeooo:rsid="001ddde7" style:font-weight-asian="normal" style:font-weight-complex="normal"/>
    </style:style>
    <style:style style:name="T6" style:family="text">
      <style:text-properties fo:font-weight="normal" officeooo:rsid="001bb78d" style:font-weight-asian="normal" style:font-weight-complex="normal"/>
    </style:style>
    <style:style style:name="T7" style:family="text">
      <style:text-properties fo:font-weight="normal" officeooo:rsid="001e739f" style:font-weight-asian="normal" style:font-weight-complex="normal"/>
    </style:style>
    <style:style style:name="T8" style:family="text">
      <style:text-properties fo:font-weight="normal" officeooo:rsid="001fa5cc" style:font-weight-asian="normal" style:font-weight-complex="normal"/>
    </style:style>
    <style:style style:name="T9" style:family="text">
      <style:text-properties fo:font-weight="normal" officeooo:rsid="002067bf" style:font-weight-asian="normal" style:font-weight-complex="normal"/>
    </style:style>
    <style:style style:name="T10" style:family="text">
      <style:text-properties fo:font-weight="normal" officeooo:rsid="002248a9" style:font-weight-asian="normal" style:font-weight-complex="normal"/>
    </style:style>
    <style:style style:name="T11" style:family="text">
      <style:text-properties fo:font-weight="normal" officeooo:rsid="00253507" style:font-weight-asian="normal" style:font-weight-complex="normal"/>
    </style:style>
    <style:style style:name="T12" style:family="text">
      <style:text-properties fo:font-weight="normal" officeooo:rsid="0026329f" style:font-weight-asian="normal" style:font-weight-complex="normal"/>
    </style:style>
    <style:style style:name="T13" style:family="text">
      <style:text-properties fo:font-weight="normal" officeooo:rsid="002770b8" style:font-weight-asian="normal" style:font-weight-complex="normal"/>
    </style:style>
    <style:style style:name="T14" style:family="text">
      <style:text-properties fo:font-weight="normal" officeooo:rsid="0028813a" style:font-weight-asian="normal" style:font-weight-complex="normal"/>
    </style:style>
    <style:style style:name="T15" style:family="text">
      <style:text-properties fo:font-weight="normal" officeooo:rsid="0028a2ce" style:font-weight-asian="normal" style:font-weight-complex="normal"/>
    </style:style>
    <style:style style:name="T16" style:family="text">
      <style:text-properties officeooo:rsid="001d9663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1e739f" style:font-style-asian="normal" style:font-style-complex="normal"/>
    </style:style>
    <style:style style:name="T19" style:family="text">
      <style:text-properties fo:font-style="normal" officeooo:rsid="002067bf" style:font-style-asian="normal" style:font-style-complex="normal"/>
    </style:style>
    <style:style style:name="T20" style:family="text">
      <style:text-properties fo:font-style="normal" officeooo:rsid="002248a9" style:font-style-asian="normal" style:font-style-complex="normal"/>
    </style:style>
    <style:style style:name="T21" style:family="text">
      <style:text-properties fo:font-style="normal" officeooo:rsid="00253507" style:font-style-asian="normal" style:font-style-complex="normal"/>
    </style:style>
    <style:style style:name="T22" style:family="text">
      <style:text-properties fo:font-style="normal" officeooo:rsid="0026329f" style:font-style-asian="normal" style:font-style-complex="normal"/>
    </style:style>
    <style:style style:name="T23" style:family="text">
      <style:text-properties fo:font-style="normal" officeooo:rsid="001ddde7" style:font-style-asian="normal" style:font-style-complex="norm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d9663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248a9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26329f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2770b8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1ddde7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253507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28813a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bold" officeooo:rsid="001ddde7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2248a9" style:font-style-asian="normal" style:font-weight-asian="bold" style:font-style-complex="normal" style:font-weight-complex="bold"/>
    </style:style>
    <style:style style:name="T34" style:family="text">
      <style:text-properties officeooo:rsid="001ddde7"/>
    </style:style>
    <style:style style:name="T35" style:family="text">
      <style:text-properties officeooo:rsid="001e739f"/>
    </style:style>
    <style:style style:name="T36" style:family="text">
      <style:text-properties officeooo:rsid="001fa5cc"/>
    </style:style>
    <style:style style:name="T37" style:family="text">
      <style:text-properties fo:font-weight="bold" officeooo:rsid="001d9663" style:font-weight-asian="bold" style:font-weight-complex="bold"/>
    </style:style>
    <style:style style:name="T38" style:family="text">
      <style:text-properties fo:font-style="italic" fo:font-weight="normal" officeooo:rsid="00253507" style:font-style-asian="italic" style:font-weight-asian="normal" style:font-style-complex="italic" style:font-weight-complex="normal"/>
    </style:style>
    <style:style style:name="T39" style:family="text">
      <style:text-properties fo:font-style="italic" officeooo:rsid="001d9663" style:font-style-asian="italic" style:font-style-complex="italic"/>
    </style:style>
    <style:style style:name="T40" style:family="text">
      <style:text-properties officeooo:rsid="002067bf"/>
    </style:style>
    <style:style style:name="T41" style:family="text">
      <style:text-properties officeooo:rsid="002248a9"/>
    </style:style>
    <style:style style:name="T42" style:family="text">
      <style:text-properties officeooo:rsid="00253507"/>
    </style:style>
    <style:style style:name="T43" style:family="text">
      <style:text-properties officeooo:rsid="0026329f"/>
    </style:style>
    <style:style style:name="T44" style:family="text">
      <style:text-properties officeooo:rsid="0027d7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 <text:tab/> <text:s text:c="3"/><text:tab/><text:span text:style-name="T2">Teste de Fumaça</text:span></text:p>
      <text:p text:style-name="Standard"><text:span text:style-name="T2"/></text:p>
      <text:p text:style-name="P1"><text:span text:style-name="T1">Propósito do teste:</text:span></text:p>
      <text:p text:style-name="P2">Checar funcionalidades básicas e gerais a serem cumpridas em casos de sucesso do programa</text:p>
      <text:p text:style-name="P2"/>
      <text:p text:style-name="P18">Precondições ao teste:</text:p>
      <text:p text:style-name="P2">Sistema Operacional : Windows/Linux</text:p>
      <text:p text:style-name="P2"/>
      <text:p text:style-name="P18">Casos de teste:</text:p>
      <text:p text:style-name="P18"/>
      <text:p text:style-name="P18"/>
      <text:p text:style-name="P3">Caso 1: Listagem_PSS</text:p>
      <text:p text:style-name="P5"><text:span text:style-name="T3"/></text:p>
      <text:p text:style-name="P19"><text:span text:style-name="T3">Descrição</text:span><text:span text:style-name="T4"> e passos</text:span><text:span text:style-name="T3">:</text:span></text:p>
      <text:p text:style-name="P34"><text:span text:style-name="T3">Será <text:s/>testada a listagem de entidades.</text:span></text:p>
      <text:p text:style-name="P34"><text:span text:style-name="T3"/></text:p>
      <text:p text:style-name="P3"><text:span text:style-name="T3">1. Incialize o programa</text:span></text:p>
      <text:p text:style-name="P3"><text:span text:style-name="T3">2. Selecione “Serviços relacionadas a Peça,Sessão, Sala” por meio de entrada de dados com número “3”, será apresentada nova tela de seleção</text:span></text:p>
      <text:p text:style-name="P3"><text:span text:style-name="T3">3. Selecione “Listagem de Peça” por meio de entrada com o número “1”, será apresentada a listagem de peças na tela.</text:span></text:p>
      <text:p text:style-name="P5"><text:span text:style-name="T3">4. Pressione qualquer tecla para retornar.</text:span></text:p>
      <text:p text:style-name="P3"><text:span text:style-name="T4">5</text:span><text:span text:style-name="T3">. Selecione “Listagem de Sessão” por meio de entrada com o número “2”, será apresentada a listagem de Sessões na tela.</text:span></text:p>
      <text:p text:style-name="P5"><text:span text:style-name="T3">6. Pressione qualquer tecla para retornar.</text:span></text:p>
      <text:p text:style-name="P3"><text:span text:style-name="T4">7 </text:span><text:span text:style-name="T3">. Selecione “Listagem de Salas” por meio de entrada com o número “3”, será apresentada a listagem de sals na tela.</text:span></text:p>
      <text:p text:style-name="P3"><text:span text:style-name="T3"/></text:p>
      <text:p text:style-name="P19"><text:span text:style-name="T3">Resultados Esperados:</text:span></text:p>
      <text:p text:style-name="P5"><text:span text:style-name="T3">Todas as operações devem ocorrer normalmente e as telas devem ser apresentadas.</text:span></text:p>
      <text:p text:style-name="P5"><text:span text:style-name="T3"/></text:p>
      <text:p text:style-name="P5"><text:span text:style-name="T3"/></text:p>
      <text:p text:style-name="P5">Caso 2: Cadastro_Aut</text:p>
      <text:p text:style-name="P20"><text:span text:style-name="T3">Descrição</text:span><text:span text:style-name="T4"> e passos</text:span><text:span text:style-name="T3">:</text:span></text:p>
      <text:p text:style-name="P34"><text:span text:style-name="T3">Será testado o cadastro de usuário e processo de autenticação.</text:span></text:p>
      <text:p text:style-name="P34"><text:span text:style-name="T3"/></text:p>
      <text:p text:style-name="P38"><text:span text:style-name="T3">1. Incialize o programa</text:span></text:p>
      <text:p text:style-name="P4"><text:span text:style-name="T3">2. Selecione “Serviços relacionadas a </text:span><text:span text:style-name="T4">Participante</text:span><text:span text:style-name="T3">” por meio de entrada de dados com número “</text:span><text:span text:style-name="T4">2</text:span><text:span text:style-name="T3">”, será apresentada nova tela de seleção.</text:span></text:p>
      <text:p text:style-name="P4"><text:span text:style-name="T3">3. Selecione “</text:span><text:span text:style-name="T4">Cadastro de Usuário</text:span><text:span text:style-name="T3">” por meio de entrada com o número “1”, será apresentada </text:span><text:span text:style-name="T4">tela de entrada de dados.</text:span></text:p>
      <text:p text:style-name="P5"><text:span text:style-name="T3">4. Preencha com o teclado os <text:s/>seguintes dados de cada campo:</text:span></text:p>
      <text:p text:style-name="P5"><text:span text:style-name="T3">Matrícula:</text:span></text:p>
      <text:p text:style-name="P5"><text:span text:style-name="T3">Nome:</text:span></text:p>
      <text:p text:style-name="P5"><text:span text:style-name="T3">Sobrenome</text:span></text:p>
      <text:p text:style-name="P5"><text:span text:style-name="T3">e-mail:</text:span></text:p>
      <text:p text:style-name="P5"><text:span text:style-name="T3">telefone:</text:span></text:p>
      <text:p text:style-name="P5"><text:span text:style-name="T3">senha:</text:span></text:p>
      <text:p text:style-name="P5"><text:span text:style-name="T3">cargo:</text:span></text:p>
      <text:p text:style-name="P5"><text:soft-page-break/><text:span text:style-name="T3"/></text:p>
      <text:p text:style-name="P5"><text:span text:style-name="T3">5.Pressione qualquer tecla para retornar </text:span><text:span text:style-name="T8">após confirmação</text:span><text:span text:style-name="T3">.</text:span></text:p>
      <text:p text:style-name="P5"><text:span text:style-name="T3">6. P</text:span><text:span text:style-name="T5">resione a tecla “ XXX ” para retonar</text:span></text:p>
      <text:p text:style-name="P10"><text:span text:style-name="T3">7. </text:span><text:span text:style-name="T6">Selecione “</text:span><text:span text:style-name="T3">Autenticação de Usuário</text:span><text:span text:style-name="T6">” por meio de entrada de dados com número “</text:span><text:span text:style-name="T3">1</text:span><text:span text:style-name="T6">”, será apresentada nova tela de </text:span><text:span text:style-name="T3">login</text:span><text:span text:style-name="T6">.</text:span></text:p>
      <text:p text:style-name="P10"><text:span text:style-name="T3">8. Preencha com a matrícula “ XXX” anteriormente informada.</text:span></text:p>
      <text:p text:style-name="P10"><text:span text:style-name="T3">9. Preencha com a senha “ XXX” anteriormente informada, será apresentada tela de confirmação.</text:span></text:p>
      <text:p text:style-name="P10"><text:span text:style-name="T3">10. </text:span><text:span text:style-name="T4">Pressione qualquer tecla para </text:span><text:span text:style-name="T3">continuar </text:span><text:span text:style-name="T8">após confirmação</text:span><text:span text:style-name="T4">.</text:span></text:p>
      <text:p text:style-name="P10"><text:span text:style-name="T4">1</text:span><text:span text:style-name="T3">1. Será apresentada tela de seleção de serviços.</text:span></text:p>
      <text:p text:style-name="P10"><text:span text:style-name="T3"/></text:p>
      <text:p text:style-name="P24"><text:span text:style-name="T3">Resultados Esperados:</text:span></text:p>
      <text:p text:style-name="P9"><text:span text:style-name="T3">Todas as operações devem ocorrer normalmente e as telas devem ser apresentadas.</text:span></text:p>
      <text:p text:style-name="P9"><text:span text:style-name="T3"/></text:p>
      <text:p text:style-name="P7">Caso <text:span text:style-name="T36">3</text:span>: <text:span text:style-name="T34">Serviços_Salas</text:span></text:p>
      <text:p text:style-name="P27">Prerrequisito: </text:p>
      <text:p text:style-name="P27"><text:span text:style-name="T17">Caso</text:span> <text:span text:style-name="T37">Cadastro_Aut </text:span>finalizado.</text:p>
      <text:p text:style-name="P63">Usuário de </text:p>
      <text:p text:style-name="P22"><text:span text:style-name="T3">Descrição</text:span><text:span text:style-name="T4"> e passos</text:span><text:span text:style-name="T3">:</text:span></text:p>
      <text:p text:style-name="P44"><text:span text:style-name="T3">Será testado serviços relacionados a salas no contexto de um usuário autenticado.</text:span></text:p>
      <text:p text:style-name="P44"><text:span text:style-name="T3"/></text:p>
      <text:p text:style-name="P44"><text:span text:style-name="T3">1. Após realizado o processo de autenticação com o usuário no caso de </text:span><text:span text:style-name="T8">teste <text:s/></text:span><text:span text:style-name="T39">Cadastro_Aut</text:span><text:span text:style-name="T8"> </text:span><text:span text:style-name="T3">,</text:span><text:span text:style-name="T6"> </text:span><text:span text:style-name="T9">s</text:span><text:span text:style-name="T6">elecione “Serviços relacionadas a Peça,Sessão, Sala” por meio de entrada de dados com número “3”, será apresentada nova tela de seleção</text:span></text:p>
      <text:p text:style-name="P48"><text:span text:style-name="T9">2</text:span><text:span text:style-name="T3">. Selecione “Incluir </text:span><text:span text:style-name="T8">Sala</text:span><text:span text:style-name="T3">” </text:span><text:span text:style-name="T8">com o número “ XXX” </text:span></text:p>
      <text:p text:style-name="P52"><text:span text:style-name="T9">3</text:span><text:span text:style-name="T3">. </text:span><text:span text:style-name="T4">Preencha com o teclado os <text:s/>seguintes dados de cada campo:</text:span></text:p>
      <text:p text:style-name="P52"><text:span text:style-name="T4">I</text:span><text:span text:style-name="T3">dentificador:</text:span></text:p>
      <text:p text:style-name="P52"><text:span text:style-name="T3">Nome:</text:span></text:p>
      <text:p text:style-name="P68">Capacidade</text:p>
      <text:p text:style-name="P52"><text:span text:style-name="T9">4</text:span><text:span text:style-name="T4">. Pressione qualquer tecla para retornar </text:span><text:span text:style-name="T3">após confirmação</text:span><text:span text:style-name="T4">.</text:span></text:p>
      <text:p text:style-name="P13"><text:span text:style-name="T40">5</text:span>. <text:span text:style-name="T18">Selecione “</text:span><text:span text:style-name="T17">Editar</text:span><text:span text:style-name="T18"> </text:span><text:span text:style-name="T17">Sala</text:span><text:span text:style-name="T18">”</text:span></text:p>
      <text:p text:style-name="P13"><text:span text:style-name="T19">6</text:span><text:span text:style-name="T18">. </text:span><text:span text:style-name="T17">Insira o Identificador da sala anteriormente criada.</text:span></text:p>
      <text:p text:style-name="P13"><text:span text:style-name="T19">7</text:span><text:span text:style-name="T17">. </text:span><text:span text:style-name="T19">Altere o dado de nome para “XXX”</text:span></text:p>
      <text:p text:style-name="P16"><text:span text:style-name="T17">8. Repita o restante dos dados anteriores.</text:span></text:p>
      <text:p text:style-name="P53"><text:span text:style-name="T9">9. </text:span><text:span text:style-name="T4">Pressione qualquer tecla para retornar </text:span><text:span text:style-name="T3">após confirmação</text:span><text:span text:style-name="T4">.</text:span></text:p>
      <text:p text:style-name="P55"><text:span text:style-name="T3">10. </text:span><text:span text:style-name="T7">Selecione “</text:span><text:span text:style-name="T3">Visualizar</text:span><text:span text:style-name="T7"> </text:span><text:span text:style-name="T8">Sala</text:span><text:span text:style-name="T7">”</text:span></text:p>
      <text:p text:style-name="P64"><text:span text:style-name="T40">11</text:span><text:span text:style-name="T35">. </text:span>Insira o Identificador da sala anteriormente criada.</text:p>
      <text:p text:style-name="P66">12. Será exibida tela com informações atualizdas acerca da sala criada.</text:p>
      <text:p text:style-name="P53"><text:span text:style-name="T9">13. </text:span><text:span text:style-name="T4">Pressione qualquer tecla para retornar </text:span><text:span text:style-name="T3">após confirmação</text:span><text:span text:style-name="T4">.</text:span></text:p>
      <text:p text:style-name="P53"><text:span text:style-name="T9">14. </text:span><text:span text:style-name="T4">Pressione </text:span><text:span text:style-name="T9">a tecla “XXX” para retornar.</text:span></text:p>
      <text:p text:style-name="P40"><text:span text:style-name="T3"/></text:p>
      <text:p text:style-name="P24"><text:span text:style-name="T3">Resultados Esperados:</text:span></text:p>
      <text:p text:style-name="P9"><text:span text:style-name="T3">Todas as operações devem ocorrer normalmente, as telas devem ser apresentadas </text:span><text:span text:style-name="T12">e uma sala deverá ser criada no contexto de um Participante.</text:span></text:p>
      <text:p text:style-name="P6"/>
      <text:p text:style-name="P6">Caso <text:span text:style-name="T41">4</text:span>: <text:span text:style-name="T34">Serviços_Peças</text:span></text:p>
      <text:p text:style-name="P28">Prerrequisito: </text:p>
      <text:p text:style-name="P29"><text:span text:style-name="T17">Caso</text:span> <text:span text:style-name="T37">Cadastro_Aut </text:span><text:span text:style-name="T17">finalizado</text:span><text:span text:style-name="T20">.</text:span></text:p>
      <text:p text:style-name="P21"><text:span text:style-name="T3">Descrição</text:span><text:span text:style-name="T4"> e passos</text:span><text:span text:style-name="T3">:</text:span></text:p>
      <text:p text:style-name="P43"><text:span text:style-name="T3">Será testado serviços relacionados a peças no contexto de um usuário autenticado.</text:span></text:p>
      <text:p text:style-name="P43"><text:soft-page-break/><text:span text:style-name="T3"/></text:p>
      <text:p text:style-name="P46"><text:span text:style-name="T3">1. Após realizado o processo de autenticação com o usuário no caso de teste </text:span><text:span text:style-name="T39">Cadastro_Aut</text:span><text:span text:style-name="T3"> </text:span><text:span text:style-name="T9">s</text:span><text:span text:style-name="T6">elecione “Serviços relacionadas a Peça,Sessão, Sala” por meio de entrada de dados com número “3”, será apresentada nova tela de seleção</text:span></text:p>
      <text:p text:style-name="P49"><text:span text:style-name="T9">2</text:span><text:span text:style-name="T3">. Selecione “Incluir </text:span><text:span text:style-name="T9">Peça</text:span><text:span text:style-name="T3">” </text:span><text:span text:style-name="T8">com o número “ XXX”</text:span><text:span text:style-name="T34"> </text:span></text:p>
      <text:p text:style-name="P53"><text:span text:style-name="T10">3</text:span><text:span text:style-name="T3">. </text:span><text:span text:style-name="T4">Preencha com o teclado os <text:s/>seguintes dados de cada campo:</text:span></text:p>
      <text:p text:style-name="P53"><text:span text:style-name="T4">I</text:span><text:span text:style-name="T3">dentificador:</text:span></text:p>
      <text:p text:style-name="P68">Nome:</text:p>
      <text:p text:style-name="P53"><text:span text:style-name="T10">Tipo</text:span><text:span text:style-name="T3">:</text:span></text:p>
      <text:p text:style-name="P53"><text:span text:style-name="T3">Classificação</text:span></text:p>
      <text:p text:style-name="P53"><text:span text:style-name="T10">4</text:span><text:span text:style-name="T4">. Pressione qualquer tecla para retornar </text:span><text:span text:style-name="T3">após confirmação</text:span><text:span text:style-name="T4">.</text:span></text:p>
      <text:p text:style-name="P14"><text:span text:style-name="T41">5</text:span>. <text:span text:style-name="T18">Selecione “</text:span><text:span text:style-name="T17">Editar</text:span><text:span text:style-name="T18"> </text:span><text:span text:style-name="T20">Peça</text:span><text:span text:style-name="T18">”</text:span></text:p>
      <text:p text:style-name="P14"><text:span text:style-name="T20">6</text:span><text:span text:style-name="T18">. </text:span><text:span text:style-name="T17">Insira o Identificador da </text:span><text:span text:style-name="T20">peça</text:span><text:span text:style-name="T17"> anteriormente criada.</text:span></text:p>
      <text:p text:style-name="P14"><text:span text:style-name="T20">7</text:span><text:span text:style-name="T17">. </text:span><text:span text:style-name="T19">Altere o dado de nome para “XXX”</text:span></text:p>
      <text:p text:style-name="P16"><text:span text:style-name="T20">8</text:span><text:span text:style-name="T17">. Repita o restante dos dados anteriores.</text:span></text:p>
      <text:p text:style-name="P53"><text:span text:style-name="T10">9</text:span><text:span text:style-name="T9">. </text:span><text:span text:style-name="T4">Pressione qualquer tecla para retornar </text:span><text:span text:style-name="T3">após confirmação</text:span><text:span text:style-name="T4">.</text:span></text:p>
      <text:p text:style-name="P55"><text:span text:style-name="T3">1</text:span><text:span text:style-name="T10">0</text:span><text:span text:style-name="T3">. </text:span><text:span text:style-name="T7">Selecione “</text:span><text:span text:style-name="T3">Visualizar</text:span><text:span text:style-name="T7"> </text:span><text:span text:style-name="T10">Peça</text:span><text:span text:style-name="T7">”</text:span></text:p>
      <text:p text:style-name="P64"><text:span text:style-name="T40">1</text:span><text:span text:style-name="T41">1</text:span><text:span text:style-name="T35">. </text:span>Insira o Identificador da <text:span text:style-name="T42">peça</text:span> anteriormente criada.</text:p>
      <text:p text:style-name="P66">1<text:span text:style-name="T41">2</text:span>. Será exibida tela com informações atualizdas acerca da <text:span text:style-name="T41">peça</text:span> criada.</text:p>
      <text:p text:style-name="P53"><text:span text:style-name="T9">1</text:span><text:span text:style-name="T10">3</text:span><text:span text:style-name="T9">. </text:span><text:span text:style-name="T4">Pressione qualquer tecla para retornar </text:span><text:span text:style-name="T3">após confirmação</text:span><text:span text:style-name="T4">.</text:span></text:p>
      <text:p text:style-name="P53"><text:span text:style-name="T9">1</text:span><text:span text:style-name="T10">4</text:span><text:span text:style-name="T9">. </text:span><text:span text:style-name="T4">Pressione </text:span><text:span text:style-name="T9">a tecla “XXX” para retornar.</text:span></text:p>
      <text:p text:style-name="P66"/>
      <text:p text:style-name="P24"><text:span text:style-name="T3">Resultados Esperados:</text:span></text:p>
      <text:p text:style-name="P9"><text:span text:style-name="T24">Todas as operações devem ocorrer normalmente, as telas devem ser apresentadas </text:span><text:span text:style-name="T27">e uma peça deverá ser criada no contexto de um Participante.</text:span></text:p>
      <text:p text:style-name="P9"><text:span text:style-name="T27"/></text:p>
      <text:p text:style-name="P8">Caso <text:span text:style-name="T41">5</text:span>: <text:span text:style-name="T34">Serviços_Ses</text:span><text:span text:style-name="T41">s</text:span><text:span text:style-name="T34">ões</text:span></text:p>
      <text:p text:style-name="P29">Prerrequisito: </text:p>
      <text:p text:style-name="P29"><text:span text:style-name="T17">Caso</text:span> <text:span text:style-name="T37">Cadastro_Aut </text:span><text:span text:style-name="T17">finalizado,</text:span>,<text:span text:style-name="T19">caso </text:span><text:span text:style-name="T32">Serviços_Salas </text:span><text:span text:style-name="T19">finalizado, </text:span><text:span text:style-name="T20">caso </text:span><text:span text:style-name="T32">Serviços_</text:span><text:span text:style-name="T33">Peça</text:span><text:span text:style-name="T32"> </text:span><text:span text:style-name="T20">finalizado.</text:span></text:p>
      <text:p text:style-name="P23"><text:span text:style-name="T3">Descrição</text:span><text:span text:style-name="T4"> e passos</text:span><text:span text:style-name="T3">:</text:span></text:p>
      <text:p text:style-name="P45"><text:span text:style-name="T3">Será testado serviços relacionados a sessões no contexto de um usuário autenticado.</text:span></text:p>
      <text:p text:style-name="P39"><text:span text:style-name="T3"/></text:p>
      <text:p text:style-name="P46"><text:span text:style-name="T3">1. Após realizado o processo de autenticação com o usuário no caso de teste <text:s/></text:span><text:span text:style-name="T39">Cadastro_Aut</text:span><text:span text:style-name="T4"> </text:span><text:span text:style-name="T38">e </text:span><text:span text:style-name="T11">criação de peça e sala</text:span><text:span text:style-name="T38"> </text:span><text:span text:style-name="T11">em</text:span><text:span text:style-name="T38"> </text:span>Serviços_Salas<text:span text:style-name="T3"> </text:span><text:span text:style-name="T11">e </text:span>Serviços_<text:span text:style-name="T41">Peça</text:span><text:span text:style-name="T3"> </text:span><text:span text:style-name="T9">s</text:span><text:span text:style-name="T6">elecione “Serviços relacionadas a Peça,Sessão, Sala” por meio de entrada de dados com número “3”, será apresentada nova tela de seleção</text:span></text:p>
      <text:p text:style-name="P50"><text:span text:style-name="T9">2</text:span><text:span text:style-name="T3">. Selecione “Incluir </text:span><text:span text:style-name="T11">Sessão</text:span><text:span text:style-name="T3">” </text:span><text:span text:style-name="T8">com o número “ XXX”</text:span></text:p>
      <text:p text:style-name="P57"><text:span text:style-name="T10">3. </text:span><text:span text:style-name="T3">Insira o identificador “XXX” da sala criada no caso <text:s/></text:span><text:span text:style-name="T34">Serviços_Salas</text:span></text:p>
      <text:p text:style-name="P57"><text:span text:style-name="T3">4. Insira o identificador “XXX” da Peça criada no caso <text:s/></text:span><text:span text:style-name="T34">Serviços_</text:span>Peça<text:span text:style-name="T3"> </text:span></text:p>
      <text:p text:style-name="P54"><text:span text:style-name="T10">3</text:span><text:span text:style-name="T3">. </text:span><text:span text:style-name="T4">Preencha com o teclado os <text:s/>seguintes dados de cada campo:</text:span></text:p>
      <text:p text:style-name="P54"><text:span text:style-name="T4">I</text:span><text:span text:style-name="T3">dentificador:</text:span></text:p>
      <text:p text:style-name="P69">Data:</text:p>
      <text:p text:style-name="P57"><text:span text:style-name="T10">H</text:span><text:span text:style-name="T3">orário:</text:span></text:p>
      <text:p text:style-name="P54"><text:span text:style-name="T10">4</text:span><text:span text:style-name="T4">. Pressione qualquer tecla para retornar </text:span><text:span text:style-name="T3">após confirmação</text:span><text:span text:style-name="T4">.</text:span></text:p>
      <text:p text:style-name="P15"><text:span text:style-name="T41">5</text:span>. <text:span text:style-name="T18">Selecione “</text:span><text:span text:style-name="T17">Editar</text:span><text:span text:style-name="T18"> </text:span><text:span text:style-name="T21">Sessão</text:span><text:span text:style-name="T18">”</text:span></text:p>
      <text:p text:style-name="P15"><text:span text:style-name="T20">6</text:span><text:span text:style-name="T18">. </text:span><text:span text:style-name="T17">Insira o Identificador da </text:span><text:span text:style-name="T20">peça</text:span><text:span text:style-name="T17"> anteriormente criada.</text:span></text:p>
      <text:p text:style-name="P15"><text:span text:style-name="T20">7</text:span><text:span text:style-name="T17">. </text:span><text:span text:style-name="T19">Altere o dado de </text:span><text:span text:style-name="T21">data</text:span><text:span text:style-name="T19"> para “XXX”</text:span></text:p>
      <text:p text:style-name="P17"><text:span text:style-name="T20">8</text:span><text:span text:style-name="T17">. Repita o restante dos dados anteriores.</text:span></text:p>
      <text:p text:style-name="P54"><text:span text:style-name="T10">9</text:span><text:span text:style-name="T9">. </text:span><text:span text:style-name="T4">Pressione qualquer tecla para retornar </text:span><text:span text:style-name="T3">após confirmação</text:span><text:span text:style-name="T4">.</text:span></text:p>
      <text:p text:style-name="P56"><text:span text:style-name="T3">1</text:span><text:span text:style-name="T10">0</text:span><text:span text:style-name="T3">. </text:span><text:span text:style-name="T7">Selecione “</text:span><text:span text:style-name="T3">Visualizar</text:span><text:span text:style-name="T7"> </text:span><text:span text:style-name="T11">Sessão</text:span><text:span text:style-name="T7">”</text:span></text:p>
      <text:p text:style-name="P65"><text:soft-page-break/><text:span text:style-name="T40">1</text:span><text:span text:style-name="T41">1</text:span><text:span text:style-name="T35">. </text:span>Insira o Identificador da <text:span text:style-name="T42">sessão</text:span> anteriormente criada.</text:p>
      <text:p text:style-name="P67">1<text:span text:style-name="T41">2</text:span>. Será exibida tela com informações atualizdas acerca da <text:span text:style-name="T43">sesão</text:span> criada.</text:p>
      <text:p text:style-name="P54"><text:span text:style-name="T9">1</text:span><text:span text:style-name="T10">3</text:span><text:span text:style-name="T9">. </text:span><text:span text:style-name="T4">Pressione qualquer tecla para retornar </text:span><text:span text:style-name="T3">após confirmação</text:span><text:span text:style-name="T4">.</text:span></text:p>
      <text:p text:style-name="P54"><text:span text:style-name="T9">1</text:span><text:span text:style-name="T10">4</text:span><text:span text:style-name="T9">. </text:span><text:span text:style-name="T4">Pressione </text:span><text:span text:style-name="T9">a tecla “XXX” para </text:span><text:span text:style-name="T12">retornar.</text:span></text:p>
      <text:p text:style-name="P54"><text:span text:style-name="T12"/></text:p>
      <text:p text:style-name="P24"><text:span text:style-name="T3">Resultados Esperados:</text:span></text:p>
      <text:p text:style-name="P35"><text:span text:style-name="T5">Todas as operações devem ocorrer normalmente, as telas devem ser apresentadas </text:span><text:span text:style-name="T12">e uma sesão deverá ser criada no contexto de um Participante.</text:span></text:p>
      <text:p text:style-name="P35"><text:span text:style-name="T5"/></text:p>
      <text:p text:style-name="P59"><text:span text:style-name="T34">C</text:span>aso <text:span text:style-name="T44">8</text:span>: Cadastr_<text:span text:style-name="T44">Em_</text:span>Peça.</text:p>
      <text:p text:style-name="P31">Prerrequisito: </text:p>
      <text:p text:style-name="P31"><text:span text:style-name="T17">Caso</text:span> <text:span text:style-name="T37">Cadastro_Aut </text:span><text:span text:style-name="T17">finalizado,</text:span><text:span text:style-name="T19"> </text:span><text:span text:style-name="T20">caso </text:span><text:span text:style-name="T32">Serviços_</text:span><text:span text:style-name="T33">Peça</text:span><text:span text:style-name="T32"> </text:span><text:span text:style-name="T20">finalizado.</text:span></text:p>
      <text:p text:style-name="P25"><text:span text:style-name="T26">Descrição</text:span><text:span text:style-name="T25"> e passos</text:span><text:span text:style-name="T26">: </text:span><text:span text:style-name="T28">Será testado cadastro de participante em peça.</text:span></text:p>
      <text:p text:style-name="P11"><text:span text:style-name="T29">1. Após realizado o processo de autenticação com o usuário no caso de teste <text:s/></text:span><text:span text:style-name="T39">Cadastro_Aut</text:span><text:span text:style-name="T25"> </text:span><text:span text:style-name="T38">e </text:span><text:span text:style-name="T30">criação de peça em </text:span><text:span text:style-name="T26"><text:s/></text:span><text:span text:style-name="T23">Serviços_</text:span><text:span text:style-name="T20">Peça, </text:span><text:span text:style-name="T26"><text:s/></text:span><text:span text:style-name="T28">selecione </text:span><text:span text:style-name="T6">“Serviços relacionadas a </text:span><text:span text:style-name="T4">Participante</text:span><text:span text:style-name="T6">” por meio de entrada de dados com número “</text:span><text:span text:style-name="T4">2</text:span><text:span text:style-name="T6">”, será apresentada nova tela de seleção.</text:span></text:p>
      <text:p text:style-name="P41"><text:span text:style-name="T5">3. Selecione “</text:span><text:span text:style-name="T4">Cadastro de </text:span><text:span text:style-name="T13">Participante em peça</text:span><text:span text:style-name="T5">” por meio de entrada com o número “</text:span><text:span text:style-name="T13">XX</text:span><text:span text:style-name="T5">”, será apresentada </text:span><text:span text:style-name="T4">tela de entrada de dados.</text:span></text:p>
      <text:p text:style-name="P59"><text:span text:style-name="T4">4. </text:span><text:span text:style-name="T8">Insira o Identificador da </text:span><text:span text:style-name="T12">peça</text:span><text:span text:style-name="T8"> “</text:span><text:span text:style-name="T12">XXX” </text:span><text:span text:style-name="T8">anteriormente criada </text:span><text:span text:style-name="T12">em <text:s/></text:span><text:span text:style-name="T34">Serviços_</text:span><text:span text:style-name="T41">Peça</text:span><text:span text:style-name="T12">.</text:span></text:p>
      <text:p text:style-name="P59"><text:span text:style-name="T12">5. </text:span><text:span text:style-name="T4">Pressione qualquer tecla para retornar </text:span><text:span text:style-name="T8">após confirmação</text:span><text:span text:style-name="T4">.</text:span></text:p>
      <text:p text:style-name="P59"><text:span text:style-name="T4">6. Pressione </text:span><text:span text:style-name="T9">a tecla “XXX” para </text:span><text:span text:style-name="T12">retornar</text:span></text:p>
      <text:p text:style-name="P25"><text:span text:style-name="T3"/></text:p>
      <text:p text:style-name="P25"><text:span text:style-name="T3">Resultados Esperados:</text:span></text:p>
      <text:p text:style-name="P36"><text:span text:style-name="T5">Todas as operações devem ocorrer normalmente, as telas devem ser apresentadas </text:span><text:span text:style-name="T12">e </text:span><text:span text:style-name="T13">o usuário cadastrado na peça selecionada.</text:span></text:p>
      <text:p text:style-name="P41"><text:span text:style-name="T4"/></text:p>
      <text:p text:style-name="P35"><text:span text:style-name="T34">Caso </text:span><text:span text:style-name="T44">9:</text:span><text:span text:style-name="T34"> </text:span><text:span text:style-name="T43">Excluir_PSS.</text:span></text:p>
      <text:p text:style-name="P30">Prerrequisito: </text:p>
      <text:p text:style-name="P30"><text:span text:style-name="T17">Caso</text:span> <text:span text:style-name="T37">Cadastro_Aut </text:span><text:span text:style-name="T17">finalizado,</text:span><text:span text:style-name="T19">caso </text:span><text:span text:style-name="T32">Serviços_Salas </text:span><text:span text:style-name="T19">finalizado, </text:span><text:span text:style-name="T20">caso </text:span><text:span text:style-name="T32">Serviços_</text:span><text:span text:style-name="T33">Peça</text:span><text:span text:style-name="T32"> </text:span><text:span text:style-name="T20">finalizado, </text:span><text:span text:style-name="T22">caso </text:span><text:span text:style-name="T32">Serviços_Ses</text:span><text:span text:style-name="T33">s</text:span><text:span text:style-name="T32">ões </text:span><text:span text:style-name="T22">finalizado.</text:span></text:p>
      <text:p text:style-name="P24"><text:span text:style-name="T3">Descrição</text:span><text:span text:style-name="T4"> e passos</text:span><text:span text:style-name="T3">:</text:span></text:p>
      <text:p text:style-name="P47"><text:span text:style-name="T3">Será testado serviços relacionados a </text:span><text:span text:style-name="T12">exclusão de peças, sessões e salas</text:span><text:span text:style-name="T3"> no contexto de um usuário autenticado.</text:span></text:p>
      <text:p text:style-name="P47"><text:span text:style-name="T3"/></text:p>
      <text:p text:style-name="P58"><text:span text:style-name="T5">1. Após realizado o processo de autenticação com o usuário no caso de teste <text:s/></text:span><text:span text:style-name="T39">Cadastro_Aut</text:span><text:span text:style-name="T4"> </text:span><text:span text:style-name="T38">e </text:span><text:span text:style-name="T11">criação de peça , sala </text:span><text:span text:style-name="T3">e se</text:span><text:span text:style-name="T13">s</text:span><text:span text:style-name="T3">são </text:span><text:span text:style-name="T38"><text:s/></text:span><text:span text:style-name="T11">em</text:span><text:span text:style-name="T38"> </text:span><text:span text:style-name="T34">Serviços_Salas</text:span><text:span text:style-name="T5"> </text:span><text:span text:style-name="T11">e </text:span><text:span text:style-name="T34">Serviços_</text:span><text:span text:style-name="T41">Peça</text:span><text:span text:style-name="T5"> <text:s/></text:span><text:span text:style-name="T3">e </text:span><text:span text:style-name="T34">Serviços_</text:span>Sessão <text:span text:style-name="T41"><text:s/></text:span><text:span text:style-name="T9">s</text:span><text:span text:style-name="T6">elecione “Serviços relacionadas a Peça,Sessão, Sala” por meio de entrada de dados com número “3”, será apresentada nova tela de seleção</text:span></text:p>
      <text:p text:style-name="P51"><text:span text:style-name="T9">2</text:span><text:span text:style-name="T3">. Selecione “</text:span><text:span text:style-name="T12">Exluir</text:span><text:span text:style-name="T3"> </text:span><text:span text:style-name="T11">Sessão</text:span><text:span text:style-name="T3">”.</text:span></text:p>
      <text:p text:style-name="P58"><text:span text:style-name="T3">3. </text:span><text:span text:style-name="T8">Insira o Identificador da </text:span><text:span text:style-name="T11">sessão</text:span><text:span text:style-name="T8"> “</text:span><text:span text:style-name="T3">XXX” </text:span><text:span text:style-name="T8">anteriormente criada </text:span><text:span text:style-name="T3">em <text:s/></text:span><text:span text:style-name="T34">Serviços_</text:span>Sessão.</text:p>
      <text:p text:style-name="P70">4. <text:span text:style-name="T16">Pressione qualquer tecla para retornar </text:span><text:span text:style-name="T36">após confirmação</text:span><text:span text:style-name="T16">.</text:span></text:p>
      <text:p text:style-name="P58"><text:span text:style-name="T3">5</text:span><text:span text:style-name="T7">. Selecione “</text:span><text:span text:style-name="T3">Exluir</text:span><text:span text:style-name="T7"> </text:span><text:span text:style-name="T3">Peça</text:span><text:span text:style-name="T7">”.</text:span></text:p>
      <text:p text:style-name="P58"><text:span text:style-name="T3">6. </text:span><text:span text:style-name="T8">Insira o Identificador da </text:span><text:span text:style-name="T3">peça</text:span><text:span text:style-name="T8"> “</text:span><text:span text:style-name="T3">XXX” </text:span><text:span text:style-name="T8">anteriormente criada </text:span><text:span text:style-name="T3">em <text:s/></text:span><text:span text:style-name="T34">Serviços_</text:span><text:span text:style-name="T41">Peça</text:span><text:span text:style-name="T3">.</text:span></text:p>
      <text:p text:style-name="P58"><text:span text:style-name="T3">7. </text:span><text:span text:style-name="T4">Pressione qualquer tecla para retornar </text:span><text:span text:style-name="T8">após confirmação</text:span><text:span text:style-name="T4">.</text:span></text:p>
      <text:p text:style-name="P58"><text:span text:style-name="T4">8. </text:span><text:span text:style-name="T7">Selecione “</text:span><text:span text:style-name="T3">Exluir</text:span><text:span text:style-name="T7"> </text:span><text:span text:style-name="T3">Sala</text:span><text:span text:style-name="T7">”.</text:span></text:p>
      <text:p text:style-name="P58"><text:span text:style-name="T3">9</text:span><text:span text:style-name="T7">. </text:span><text:span text:style-name="T8">Insira o Identificador da </text:span><text:span text:style-name="T7">peça</text:span><text:span text:style-name="T8"> “</text:span><text:span text:style-name="T7">XXX” </text:span><text:span text:style-name="T8">anteriormente criada </text:span><text:span text:style-name="T7">em <text:s/></text:span><text:span text:style-name="T34">Serviços_Salas</text:span><text:span text:style-name="T7">.</text:span></text:p>
      <text:p text:style-name="P58"><text:span text:style-name="T3">10</text:span><text:span text:style-name="T7">. </text:span><text:span text:style-name="T4">Pressione qualquer tecla para retornar </text:span><text:span text:style-name="T8">após confirmação</text:span><text:span text:style-name="T4">.</text:span></text:p>
      <text:p text:style-name="P58"><text:span text:style-name="T3">11. </text:span><text:span text:style-name="T4">Pressione </text:span><text:span text:style-name="T9">a tecla “XXX” para </text:span><text:span text:style-name="T3">retornar.</text:span></text:p>
      <text:p text:style-name="P58"><text:span text:style-name="T3"/></text:p>
      <text:p text:style-name="P24"><text:soft-page-break/><text:span text:style-name="T3">Resultados Esperados:</text:span></text:p>
      <text:p text:style-name="P35"><text:span text:style-name="T5">Todas as operações devem ocorrer normalmente, as telas devem ser apresentadas </text:span><text:span text:style-name="T12">e as entidades devem ter sido excluídas corretamente.</text:span></text:p>
      <text:p text:style-name="P60"><text:span text:style-name="T12"/></text:p>
      <text:p text:style-name="P58"><text:span text:style-name="T3"/></text:p>
      <text:p text:style-name="P62"><text:span text:style-name="T43">C</text:span>aso 10: <text:s/>Serviços_Participante</text:p>
      <text:p text:style-name="P62"/>
      <text:p text:style-name="P61"><text:span text:style-name="T34">C</text:span>aso <text:span text:style-name="T44">8</text:span>: Cadastr_<text:span text:style-name="T44">Em_</text:span>Peça.</text:p>
      <text:p text:style-name="P32">Prerrequisito: </text:p>
      <text:p text:style-name="P33"><text:span text:style-name="T20">T</text:span><text:span text:style-name="T17">odos os casos devem ter sido finalizados.</text:span></text:p>
      <text:p text:style-name="P26"><text:span text:style-name="T26">Descrição</text:span><text:span text:style-name="T25"> e passos</text:span><text:span text:style-name="T26">: </text:span><text:span text:style-name="T28">Será testado </text:span><text:span text:style-name="T31">edição e excução</text:span><text:span text:style-name="T28"> de participante</text:span></text:p>
      <text:p text:style-name="P26"><text:span text:style-name="T28"/></text:p>
      <text:p text:style-name="P12"><text:span text:style-name="T29">1. Após realizado o processo de autenticação com o usuário no caso de teste <text:s/></text:span><text:span text:style-name="T39">Cadastro_Aut</text:span><text:span text:style-name="T25"> <text:s/></text:span><text:span text:style-name="T31">e todos os outros casos já tenham sido realizados</text:span><text:span text:style-name="T20">, </text:span><text:span text:style-name="T26"><text:s/></text:span><text:span text:style-name="T28">selecione </text:span><text:span text:style-name="T6">“Serviços relacionadas a </text:span><text:span text:style-name="T4">Participante</text:span><text:span text:style-name="T6">” por meio de entrada de dados com número “</text:span><text:span text:style-name="T4">2</text:span><text:span text:style-name="T6">”, será apresentada nova tela de seleção.</text:span></text:p>
      <text:p text:style-name="P42"><text:span text:style-name="T5">3. Selecione “</text:span><text:span text:style-name="T14">Edição de dados de Participante</text:span><text:span text:style-name="T5">” por meio de entrada com o número “</text:span><text:span text:style-name="T13">XX</text:span><text:span text:style-name="T5">”, será apresentada </text:span><text:span text:style-name="T4">tela de entrada de dados.</text:span></text:p>
      <text:p text:style-name="P61"><text:span text:style-name="T4">4. </text:span><text:span text:style-name="T14">Altere o nome do participante para “XXX”</text:span></text:p>
      <text:p text:style-name="P62"><text:span text:style-name="T14">5. </text:span><text:span text:style-name="T3">Repita os mesmos dados anteriormente cadastrados.</text:span></text:p>
      <text:p text:style-name="P61"><text:span text:style-name="T12">5. </text:span><text:span text:style-name="T4">Pressione qualquer tecla para retornar </text:span><text:span text:style-name="T8">após confirmação</text:span><text:span text:style-name="T4">.</text:span></text:p>
      <text:p text:style-name="P61"><text:span text:style-name="T4">6. </text:span><text:span text:style-name="T5">Selecione “</text:span><text:span text:style-name="T14">Edição do próprio participante</text:span><text:span text:style-name="T5">” por meio de entrada com o número “</text:span><text:span text:style-name="T3">XX</text:span><text:span text:style-name="T5">”</text:span><text:span text:style-name="T4">.</text:span></text:p>
      <text:p text:style-name="P62"><text:span text:style-name="T4">7. Pressione qualquer tecla para retornar </text:span><text:span text:style-name="T8">após confirmação</text:span><text:span text:style-name="T4">.</text:span></text:p>
      <text:p text:style-name="P26"><text:span text:style-name="T3"/></text:p>
      <text:p text:style-name="P26"><text:span text:style-name="T3">Resultados Esperados:</text:span></text:p>
      <text:p text:style-name="P37"><text:span text:style-name="T5">Todas as operações devem ocorrer normalmente </text:span><text:span text:style-name="T15">e o participante deve ter sido excluido.</text:span></text:p>
      <text:p text:style-name="P6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1T22:10:33.131015425</meta:creation-date>
    <dc:date>2021-10-11T23:59:52.465762588</dc:date>
    <meta:editing-duration>PT11M13S</meta:editing-duration>
    <meta:editing-cycles>5</meta:editing-cycles>
    <meta:generator>LibreOffice/7.1.6.2.0$Linux_X86_64 LibreOffice_project/10$Build-2</meta:generator>
    <meta:document-statistic meta:table-count="0" meta:image-count="0" meta:object-count="0" meta:page-count="5" meta:paragraph-count="160" meta:word-count="1386" meta:character-count="9167" meta:non-whitespace-character-count="7897"/>
  </office:meta>
</office:document-meta>
</file>